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19bec"/>
    </style:style>
    <style:style style:name="P2" style:family="paragraph" style:parent-style-name="Standard">
      <style:text-properties style:font-name="Arial" fo:font-size="11pt" officeooo:rsid="00019bec" officeooo:paragraph-rsid="00019bec" style:font-size-asian="11pt" style:font-size-complex="11pt"/>
    </style:style>
    <style:style style:name="P3" style:family="paragraph" style:parent-style-name="Standard">
      <style:text-properties style:font-name="Arial" fo:font-size="11pt" officeooo:paragraph-rsid="00019bec" style:font-size-asian="11pt" style:font-size-complex="11pt"/>
    </style:style>
    <style:style style:name="P4" style:family="paragraph" style:parent-style-name="Standard">
      <style:text-properties style:font-name="Arial" fo:font-size="11pt" fo:font-weight="bold" officeooo:rsid="00019bec" officeooo:paragraph-rsid="00019bec" style:font-size-asian="11pt" style:font-weight-asian="bold" style:font-size-complex="11pt" style:font-weight-complex="bold"/>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T1" style:family="text">
      <style:text-properties officeooo:rsid="00019bec"/>
    </style:style>
    <style:style style:name="T2" style:family="text">
      <style:text-properties officeooo:rsid="0002541d"/>
    </style:style>
    <style:style style:name="T3" style:family="text">
      <style:text-properties fo:font-weight="bold" officeooo:rsid="0002541d" style:font-weight-asian="bold" style:font-weight-complex="bold"/>
    </style:style>
    <style:style style:name="T4" style:family="text">
      <style:text-properties fo:font-size="12pt" style:font-size-asian="12pt" style:font-size-complex="12pt"/>
    </style:style>
    <style:style style:name="T5" style:family="text">
      <style:text-properties fo:font-size="12pt" officeooo:rsid="00019bec" style:font-size-asian="12pt" style:font-size-complex="12pt"/>
    </style:style>
    <style:style style:name="T6" style:family="text">
      <style:text-properties style:font-name="American Typewriter" fo:font-size="12pt" style:font-size-asian="12pt" style:font-size-complex="12pt"/>
    </style:style>
    <style:style style:name="T7" style:family="text">
      <style:text-properties style:font-name="American Typewriter" fo:font-size="12pt" officeooo:rsid="00019bec" style:font-size-asian="12pt" style:font-size-complex="12pt"/>
    </style:style>
    <style:style style:name="T8" style:family="text">
      <style:text-properties style:font-name="Arial"/>
    </style:style>
    <style:style style:name="T9" style:family="text">
      <style:text-properties style:font-name="Arial" fo:font-size="12pt" style:font-size-asian="12pt" style:font-size-complex="12pt"/>
    </style:style>
    <style:style style:name="T10" style:family="text">
      <style:text-properties style:font-name="Arial" fo:font-size="12pt" officeooo:rsid="00019bec" style:font-size-asian="12pt" style:font-size-complex="12pt"/>
    </style:style>
    <style:style style:name="T11" style:family="text">
      <style:text-properties style:font-name="Arial" officeooo:rsid="00019bec"/>
    </style:style>
    <style:style style:name="T12" style:family="text">
      <style:text-properties style:font-name="Arial" fo:font-size="11pt" style:font-size-asian="11pt" style:font-size-complex="11pt"/>
    </style:style>
    <style:style style:name="T13" style:family="text">
      <style:text-properties style:font-name="Arial" fo:font-size="11pt" officeooo:rsid="00019bec" style:font-size-asian="11pt" style:font-size-complex="11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utoevaluacion N.º 1 imperativo</text:p>
      <text:p text:style-name="P2"/>
      <text:p text:style-name="P2">Respuestas</text:p>
      <text:p text:style-name="P2"/>
      <text:p text:style-name="P2">1) La ultima es FALSA, para hacer una busqueda dicotomica el vector debe estar ordenado por el criterio que se va a buscar.</text:p>
      <text:p text:style-name="P2"/>
      <text:p text:style-name="P1"><text:span text:style-name="T13">2)</text:span><text:span text:style-name="T12">La proposición </text:span><text:span text:style-name="Strong_20_Emphasis"><text:span text:style-name="T12">FALSA</text:span></text:span><text:span text:style-name="T12"> es:</text:span></text:p>
      <text:p text:style-name="Text_20_body"><text:span text:style-name="Strong_20_Emphasis"><text:span text:style-name="T12">b) si los datos ya se encuentran inicialmente ordenados de manera ascendente, el tiempo de ejecución es de orden n</text:span></text:span></text:p>
      <text:p text:style-name="Text_20_body"><text:span text:style-name="Strong_20_Emphasis"><text:span text:style-name="T12">Explicación</text:span></text:span><text:span text:style-name="T12">:<text:line-break/>El algoritmo de ordenación por selección siempre realiza un número fijo de comparaciones, sin importar si el vector ya está ordenado o no. En cada iteración, busca el elemento mínimo entre las posiciones restantes y lo intercambia con la posición actual. Por lo tanto, el tiempo de ejecución sigue siendo de orden O(n2) incluso si los datos ya están ordenados, no se reduce a O(n).</text:span></text:p>
      <text:p text:style-name="P1"><text:span text:style-name="T13">3)</text:span><text:span text:style-name="T12">La proposición </text:span><text:span text:style-name="Strong_20_Emphasis"><text:span text:style-name="T12">VERDADERA</text:span></text:span><text:span text:style-name="T12"> es:</text:span></text:p>
      <text:p text:style-name="Text_20_body"><text:span text:style-name="Strong_20_Emphasis"><text:span text:style-name="T12">d) el mejor caso de entrada tiene un tiempo de ejecución de orden O(n), siendo n el tamaño del arreglo</text:span></text:span></text:p>
      <text:p text:style-name="Text_20_body"><text:span text:style-name="Strong_20_Emphasis"><text:span text:style-name="T12">Explicación</text:span></text:span><text:span text:style-name="T12">:</text:span></text:p>
      <text:list text:style-name="L1">
        <text:list-item>
          <text:p text:style-name="P6"><text:span text:style-name="Strong_20_Emphasis"><text:span text:style-name="T12">a)</text:span></text:span><text:span text:style-name="T12"> Es falso porque el peor caso para el algoritmo de ordenación por inserción es cuando el vector está en orden inverso (ascendente para ordenación descendente), ya que requiere la mayor cantidad de comparaciones e inserciones.</text:span></text:p>
        </text:list-item>
        <text:list-item>
          <text:p text:style-name="P6"><text:span text:style-name="Strong_20_Emphasis"><text:span text:style-name="T12">b)</text:span></text:span><text:span text:style-name="T12"> Es falso porque el mejor caso es cuando el vector ya está ordenado en el orden deseado (en este caso, de manera descendente), no desordenado.</text:span></text:p>
        </text:list-item>
        <text:list-item>
          <text:p text:style-name="P6"><text:span text:style-name="Strong_20_Emphasis"><text:span text:style-name="T12">c)</text:span></text:span><text:span text:style-name="T12"> Es falso porque el algoritmo de ordenación por inserción realiza n−1 pasadas, donde n es el tamaño del vector, para ordenar completamente el vector.</text:span></text:p>
        </text:list-item>
        <text:list-item>
          <text:p text:style-name="P5"><text:span text:style-name="Strong_20_Emphasis"><text:span text:style-name="T12">d)</text:span></text:span><text:span text:style-name="T12"> Es verdadero porque el mejor caso ocurre cuando el vector ya está ordenado en el orden deseado (descendente). En este caso, el tiempo de ejecución es lineal, O(n), ya que solo se necesitan comparaciones y no se realizan desplazamientos de elementos.</text:span></text:p>
        </text:list-item>
      </text:list>
      <text:p text:style-name="P3"><text:span text:style-name="T1">4) </text:span>La opción válida como encabezado del módulo que ordena por inserción es:</text:p>
      <text:p text:style-name="Text_20_body"><text:span text:style-name="Strong_20_Emphasis"><text:span text:style-name="T12">b) </text:span></text:span><text:span text:style-name="Strong_20_Emphasis"><text:span text:style-name="Source_20_Text"><text:span text:style-name="T12">procedure ordenar(var v: vector; dimL: integer);</text:span></text:span></text:span></text:p>
      <text:p text:style-name="Text_20_body"><text:span text:style-name="Strong_20_Emphasis"><text:span text:style-name="T12">Explicación:</text:span></text:span></text:p>
      <text:list text:style-name="L2">
        <text:list-item>
          <text:p text:style-name="P8"><text:span text:style-name="Strong_20_Emphasis"><text:span text:style-name="T12">a)</text:span></text:span><text:span text:style-name="T12"> Es incorrecto porque no se especifica la dimensión lógica del vector (</text:span><text:span text:style-name="Source_20_Text"><text:span text:style-name="T12">dimL</text:span></text:span><text:span text:style-name="T12">), lo que es necesario para saber cuántos elementos del vector se deben ordenar.</text:span></text:p>
        </text:list-item>
        <text:list-item>
          <text:p text:style-name="P8"><text:span text:style-name="Strong_20_Emphasis"><text:span text:style-name="T12">b)</text:span></text:span><text:span text:style-name="T12"> Es correcto porque incluye tanto el vector (</text:span><text:span text:style-name="Source_20_Text"><text:span text:style-name="T12">v</text:span></text:span><text:span text:style-name="T12">) como la dimensión lógica (</text:span><text:span text:style-name="Source_20_Text"><text:span text:style-name="T12">dimL</text:span></text:span><text:span text:style-name="T12">). El uso de </text:span><text:span text:style-name="Source_20_Text"><text:span text:style-name="T12">var</text:span></text:span><text:span text:style-name="T12"> para el vector indica que se pasará por referencia, permitiendo que el módulo modifique el vector directamente.</text:span></text:p>
        </text:list-item>
        <text:list-item>
          <text:p text:style-name="P8"><text:span text:style-name="Strong_20_Emphasis"><text:span text:style-name="T12">c)</text:span></text:span><text:span text:style-name="T12"> Es incorrecto porque tiene un error de sintaxis en </text:span><text:span text:style-name="Source_20_Text"><text:span text:style-name="T12">var:dimL:integer</text:span></text:span><text:span text:style-name="T12">, y además </text:span><text:span text:style-name="Source_20_Text"><text:span text:style-name="T12">dimL</text:span></text:span><text:span text:style-name="T12"> debería ser un parámetro separado.</text:span></text:p>
        </text:list-item>
        <text:list-item>
          <text:p text:style-name="P7"><text:span text:style-name="Strong_20_Emphasis"><text:span text:style-name="T12">d)</text:span></text:span><text:span text:style-name="T12"> Es incorrecto porque no tiene el modificador </text:span><text:span text:style-name="Source_20_Text"><text:span text:style-name="T12">var</text:span></text:span><text:span text:style-name="T12"> para el vector, lo que es necesario si se desea modificar el vector directamente dentro del procedimiento.</text:span></text:p>
        </text:list-item>
      </text:list>
      <text:p text:style-name="P3"><text:span text:style-name="T1">5) </text:span><text:span text:style-name="T2">el codigo es </text:span><text:span text:style-name="T3">VERDADERO</text:span></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1:35:20.404180710</meta:creation-date>
    <dc:date>2024-08-24T12:11:54.567965715</dc:date>
    <meta:editing-duration>PT36M33S</meta:editing-duration>
    <meta:editing-cycles>3</meta:editing-cycles>
    <meta:generator>LibreOffice/7.4.2.3$MacOSX_AARCH64 LibreOffice_project/382eef1f22670f7f4118c8c2dd222ec7ad009daf</meta:generator>
    <meta:document-statistic meta:table-count="0" meta:image-count="0" meta:object-count="0" meta:page-count="1" meta:paragraph-count="21" meta:word-count="412" meta:character-count="2430" meta:non-whitespace-character-count="2047"/>
  </office:meta>
</office:document-meta>
</file>